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ainly! The lack of modern systems in metropolitan, municipal, and district assemblies can significantly hinder efficient tax collection and management. Here are some key aspects of this issue:</text:p>
      <text:section text:style-name="Sect1" text:name="message-340515442198">
        <text:h text:style-name="Heading_20_3" text:outline-level="3">1. <text:span text:style-name="Strong_20_Emphasis">Outdated Technology</text:span></text:h>
        <text:list text:style-name="L1">
          <text:list-item>
            <text:p text:style-name="P3"><text:span text:style-name="Strong_20_Emphasis">Legacy Systems</text:span>: Many local governments rely on outdated software and systems that are not designed for current tax management needs. This can lead to inefficiencies, errors, and difficulties in data integration. </text:p>
          </text:list-item>
          <text:list-item>
            <text:p text:style-name="P2"><text:span text:style-name="Strong_20_Emphasis">Limited Functionality</text:span>: Older systems may not support features like online payments, automated reminders, or real-time data analysis, which can streamline tax collection processes. </text:p>
          </text:list-item>
        </text:list>
        <text:h text:style-name="Heading_20_3" text:outline-level="3">2. <text:span text:style-name="Strong_20_Emphasis">Data Management Challenges</text:span></text:h>
        <text:list text:style-name="L2">
          <text:list-item>
            <text:p text:style-name="P5"><text:span text:style-name="Strong_20_Emphasis">Fragmented Databases</text:span>: Information about property and business taxes may be stored in separate, unintegrated databases, making it difficult to obtain a comprehensive view of tax liabilities and compliance. </text:p>
          </text:list-item>
          <text:list-item>
            <text:p text:style-name="P4"><text:span text:style-name="Strong_20_Emphasis">Inaccurate or Incomplete Records</text:span>: Without modern systems for data entry and management, records may be prone to errors, leading to disputes and loss of revenue. </text:p>
          </text:list-item>
        </text:list>
        <text:h text:style-name="Heading_20_3" text:outline-level="3">3. <text:span text:style-name="Strong_20_Emphasis">Inefficient Collection Processes</text:span></text:h>
        <text:list text:style-name="L3">
          <text:list-item>
            <text:p text:style-name="P7"><text:span text:style-name="Strong_20_Emphasis">Manual Processes</text:span>: Many assemblies still use manual methods for tax collection, such as paper forms and in-person payments. This can slow down the collection process and increase operational costs. </text:p>
          </text:list-item>
          <text:list-item>
            <text:p text:style-name="P6"><text:span text:style-name="Strong_20_Emphasis">Limited Payment Options</text:span>: A lack of online payment systems restricts taxpayers' ability to pay their taxes conveniently, which can lead to decreased compliance. </text:p>
          </text:list-item>
        </text:list>
        <text:h text:style-name="Heading_20_3" text:outline-level="3">4. <text:span text:style-name="Strong_20_Emphasis">Insufficient Analytics and Reporting</text:span></text:h>
        <text:list text:style-name="L4">
          <text:list-item>
            <text:p text:style-name="P9"><text:span text:style-name="Strong_20_Emphasis">Poor Data Analysis</text:span>: Without modern analytical tools, assemblies may struggle to analyze tax data effectively, making it challenging to identify trends, assess compliance, and make informed policy decisions. </text:p>
          </text:list-item>
          <text:list-item>
            <text:p text:style-name="P8"><text:span text:style-name="Strong_20_Emphasis">Reporting Difficulties</text:span>: Generating timely and accurate reports for decision-making can be cumbersome, hindering transparency and accountability. </text:p>
          </text:list-item>
        </text:list>
        <text:h text:style-name="Heading_20_3" text:outline-level="3">5. <text:span text:style-name="Strong_20_Emphasis">Cybersecurity Risks</text:span></text:h>
        <text:list text:style-name="L5">
          <text:list-item>
            <text:p text:style-name="P11"><text:span text:style-name="Strong_20_Emphasis">Vulnerability to Attacks</text:span>: Outdated systems can be more susceptible to cyber threats, putting sensitive taxpayer information at risk and potentially leading to data breaches. </text:p>
          </text:list-item>
          <text:list-item>
            <text:p text:style-name="P10"><text:span text:style-name="Strong_20_Emphasis">Lack of Security Protocols</text:span>: Many assemblies may not have adequate cybersecurity measures in place, further exposing them to risks. </text:p>
          </text:list-item>
        </text:list>
        <text:h text:style-name="Heading_20_3" text:outline-level="3">6. <text:span text:style-name="Strong_20_Emphasis">Training and Expertise</text:span></text:h>
        <text:list text:style-name="L6">
          <text:list-item>
            <text:p text:style-name="P13"><text:span text:style-name="Strong_20_Emphasis">Skill Gaps</text:span>: Staff may lack the necessary training or expertise to use modern systems effectively, leading to underutilization of available technology. </text:p>
          </text:list-item>
          <text:list-item>
            <text:p text:style-name="P12"><text:soft-page-break/><text:span text:style-name="Strong_20_Emphasis">Resistance to Change</text:span>: Employees accustomed to traditional methods may resist adopting new technologies, slowing down the transition to more efficient systems. </text:p>
          </text:list-item>
        </text:list>
        <text:h text:style-name="Heading_20_3" text:outline-level="3">7. <text:span text:style-name="Strong_20_Emphasis">Financial Constraints</text:span></text:h>
        <text:list text:style-name="L7">
          <text:list-item>
            <text:p text:style-name="P15"><text:span text:style-name="Strong_20_Emphasis">Budget Limitations</text:span>: Many local governments operate under tight budgets, making it difficult to invest in modern technology and infrastructure. </text:p>
          </text:list-item>
          <text:list-item>
            <text:p text:style-name="P14"><text:span text:style-name="Strong_20_Emphasis">Prioritization Issues</text:span>: Tax collection systems may not be prioritized in funding decisions, resulting in prolonged reliance on outdated methods. </text:p>
          </text:list-item>
        </text:list>
        <text:h text:style-name="Heading_20_3" text:outline-level="3">Solutions</text:h>
        <text:p text:style-name="Text_20_body">To address these issues, local assemblies can consider:</text:p>
        <text:list text:style-name="L8">
          <text:list-item>
            <text:p text:style-name="P17"><text:span text:style-name="Strong_20_Emphasis">Investing in Upgraded Systems</text:span>: Transitioning to modern tax management software that includes features like online payments, integrated databases, and robust reporting tools. </text:p>
          </text:list-item>
          <text:list-item>
            <text:p text:style-name="P17"><text:span text:style-name="Strong_20_Emphasis">Training Staff</text:span>: Providing training programs to ensure staff are equipped to use new technologies effectively. </text:p>
          </text:list-item>
          <text:list-item>
            <text:p text:style-name="P16"><text:span text:style-name="Strong_20_Emphasis">Enhancing Cybersecurity</text:span>: Implementing strong security measures to protect taxpayer data and build public trust. </text:p>
          </text:list-item>
        </text:list>
        <text:p text:style-name="Text_20_body">By modernizing their systems, assemblies can increase efficiency, improve compliance, and ultimately enhance revenue collection.</text:p>
      </text:section>
      <text:p text:style-name="Standard">Share</text:p>
      <text:p text:style-name="Standard"/>
      <text:p text:style-name="P1">Analytical reports can provide valuable insights for decision-making in district assemblies regarding revenue data. Here are some key types of reports that can be useful:</text:p>
      <text:section text:style-name="Sect1" text:name="message-340519484950">
        <text:h text:style-name="Heading_20_3" text:outline-level="3">1. <text:span text:style-name="Strong_20_Emphasis">Revenue Collection Reports</text:span></text:h>
        <text:list text:style-name="L9">
          <text:list-item>
            <text:p text:style-name="P19"><text:span text:style-name="Strong_20_Emphasis">Monthly/Quarterly Revenue Reports</text:span>: Summarizes total revenue collected from various sources (property tax, business tax, fees, etc.) over specific periods. </text:p>
          </text:list-item>
          <text:list-item>
            <text:p text:style-name="P18"><text:span text:style-name="Strong_20_Emphasis">Comparison Reports</text:span>: Compares current revenue against previous periods to identify trends, increases, or decreases in revenue collection. </text:p>
          </text:list-item>
        </text:list>
        <text:h text:style-name="Heading_20_3" text:outline-level="3">2. <text:span text:style-name="Strong_20_Emphasis">Tax Compliance Reports</text:span></text:h>
        <text:list text:style-name="L10">
          <text:list-item>
            <text:p text:style-name="P21"><text:span text:style-name="Strong_20_Emphasis">Delinquency Reports</text:span>: Lists properties or businesses with outstanding taxes, helping to target collection efforts. </text:p>
          </text:list-item>
          <text:list-item>
            <text:p text:style-name="P20"><text:span text:style-name="Strong_20_Emphasis">Compliance Rates</text:span>: Measures the percentage of taxpayers who have paid their dues, segmented by type of tax or region. </text:p>
          </text:list-item>
        </text:list>
        <text:h text:style-name="Heading_20_3" text:outline-level="3">3. <text:span text:style-name="Strong_20_Emphasis">Revenue Source Analysis</text:span></text:h>
        <text:list text:style-name="L11">
          <text:list-item>
            <text:p text:style-name="P23"><text:span text:style-name="Strong_20_Emphasis">Source Contribution Reports</text:span>: Breaks down revenue by source to analyze which taxes or fees contribute most to overall revenue. </text:p>
          </text:list-item>
          <text:list-item>
            <text:p text:style-name="P22"><text:span text:style-name="Strong_20_Emphasis">Trend Analysis</text:span>: Examines historical data to identify trends in revenue from specific sources over time. </text:p>
          </text:list-item>
        </text:list>
        <text:h text:style-name="Heading_20_3" text:outline-level="3"><text:soft-page-break/>4. <text:span text:style-name="Strong_20_Emphasis">Demographic and Geographic Reports</text:span></text:h>
        <text:list text:style-name="L12">
          <text:list-item>
            <text:p text:style-name="P25"><text:span text:style-name="Strong_20_Emphasis">Revenue by Demographics</text:span>: Analyzes revenue from different demographic groups (e.g., residential vs. commercial properties) to inform policy decisions. </text:p>
          </text:list-item>
          <text:list-item>
            <text:p text:style-name="P24"><text:span text:style-name="Strong_20_Emphasis">Geographic Distribution Reports</text:span>: Maps revenue collection across different districts or neighborhoods to identify areas with high or low compliance. </text:p>
          </text:list-item>
        </text:list>
        <text:h text:style-name="Heading_20_3" text:outline-level="3">5. <text:span text:style-name="Strong_20_Emphasis">Forecasting Reports</text:span></text:h>
        <text:list text:style-name="L13">
          <text:list-item>
            <text:p text:style-name="P27"><text:span text:style-name="Strong_20_Emphasis">Revenue Projections</text:span>: Uses historical data and current trends to forecast future revenue, aiding in budget planning. </text:p>
          </text:list-item>
          <text:list-item>
            <text:p text:style-name="P26"><text:span text:style-name="Strong_20_Emphasis">Scenario Analysis</text:span>: Evaluates potential revenue outcomes based on different economic scenarios or policy changes. </text:p>
          </text:list-item>
        </text:list>
        <text:h text:style-name="Heading_20_3" text:outline-level="3">6. <text:span text:style-name="Strong_20_Emphasis">Cost-Benefit Analysis</text:span></text:h>
        <text:list text:style-name="L14">
          <text:list-item>
            <text:p text:style-name="P29"><text:span text:style-name="Strong_20_Emphasis">Cost of Collection Reports</text:span>: Analyzes the costs associated with collecting different types of taxes compared to the revenue generated, helping to assess efficiency. </text:p>
          </text:list-item>
          <text:list-item>
            <text:p text:style-name="P28"><text:span text:style-name="Strong_20_Emphasis">Impact Assessment Reports</text:span>: Evaluates the financial impact of initiatives aimed at improving tax collection or compliance. </text:p>
          </text:list-item>
        </text:list>
        <text:h text:style-name="Heading_20_3" text:outline-level="3">7. <text:span text:style-name="Strong_20_Emphasis">Performance Dashboards</text:span></text:h>
        <text:list text:style-name="L15">
          <text:list-item>
            <text:p text:style-name="P31"><text:span text:style-name="Strong_20_Emphasis">Real-Time Dashboards</text:span>: Provides visual representations of key performance indicators (KPIs) related to revenue collection, compliance rates, and other metrics. </text:p>
          </text:list-item>
          <text:list-item>
            <text:p text:style-name="P30"><text:span text:style-name="Strong_20_Emphasis">Comparison to Benchmarks</text:span>: Compares current performance against established benchmarks or targets to assess effectiveness. </text:p>
          </text:list-item>
        </text:list>
        <text:h text:style-name="Heading_20_3" text:outline-level="3">8. <text:span text:style-name="Strong_20_Emphasis">Public Satisfaction and Feedback Reports</text:span></text:h>
        <text:list text:style-name="L16">
          <text:list-item>
            <text:p text:style-name="P33"><text:span text:style-name="Strong_20_Emphasis">Taxpayer Satisfaction Surveys</text:span>: Analyzes feedback from residents and businesses regarding the tax system and collection processes, identifying areas for improvement. </text:p>
          </text:list-item>
          <text:list-item>
            <text:p text:style-name="P32"><text:span text:style-name="Strong_20_Emphasis">Engagement Reports</text:span>: Measures participation in public meetings or consultations regarding tax policies, helping to gauge community sentiment. </text:p>
          </text:list-item>
        </text:list>
        <text:h text:style-name="Heading_20_3" text:outline-level="3">9. <text:span text:style-name="Strong_20_Emphasis">Audit and Revenue Integrity Reports</text:span></text:h>
        <text:list text:style-name="L17">
          <text:list-item>
            <text:p text:style-name="P35"><text:span text:style-name="Strong_20_Emphasis">Audit Findings Reports</text:span>: Summarizes results from audits of revenue collection processes, identifying weaknesses or areas for improvement. </text:p>
          </text:list-item>
          <text:list-item>
            <text:p text:style-name="P34"><text:span text:style-name="Strong_20_Emphasis">Fraud Detection Reports</text:span>: Analyzes data for signs of potential fraud or discrepancies in tax reporting. </text:p>
          </text:list-item>
        </text:list>
        <text:h text:style-name="Heading_20_3" text:outline-level="3">10. <text:span text:style-name="Strong_20_Emphasis">Policy Impact Reports</text:span></text:h>
        <text:list text:style-name="L18">
          <text:list-item>
            <text:p text:style-name="P37"><text:span text:style-name="Strong_20_Emphasis">Impact of Tax Policy Changes</text:span>: Assesses the effects of recent tax policy changes on revenue collection and taxpayer behavior. </text:p>
          </text:list-item>
          <text:list-item>
            <text:p text:style-name="P36"><text:span text:style-name="Strong_20_Emphasis">Economic Impact Reports</text:span>: Evaluates how local economic conditions affect tax revenue and compliance. </text:p>
          </text:list-item>
        </text:list>
        <text:p text:style-name="Text_20_body"><text:soft-page-break/>By utilizing these analytical reports, district assemblies can make informed decisions, improve tax collection strategies, and enhance overall revenue management.</text:p>
      </text:section>
      <text:p text:style-name="Standard">Share</text:p>
      <text:p text:style-name="Standard"/>
      <text:p text:style-name="Text_20_body">To address the challenges faced by tax collectors and improve tax collection efficiency, various reports and graphs can be generated to aid management decision-making. These tools can help identify issues and optimize strategies for better compliance and revenue generation. Here are some key reports and graph types:</text:p>
      <text:h text:style-name="Heading_20_3" text:outline-level="3">1. <text:span text:style-name="Strong_20_Emphasis">Collection Performance Reports</text:span></text:h>
      <text:list text:style-name="L19">
        <text:list-item>
          <text:p text:style-name="P39"><text:span text:style-name="Strong_20_Emphasis">Monthly/Quarterly Collection Reports</text:span>: Summarizes total taxes collected, comparing actual collections against targets. </text:p>
        </text:list-item>
        <text:list-item>
          <text:p text:style-name="P38"><text:span text:style-name="Strong_20_Emphasis">Collection Rate Reports</text:span>: Displays the percentage of expected tax revenue collected versus what was actually collected over time. </text:p>
        </text:list-item>
      </text:list>
      <text:h text:style-name="Heading_20_3" text:outline-level="3">2. <text:span text:style-name="Strong_20_Emphasis">Delinquency Reports</text:span></text:h>
      <text:list text:style-name="L20">
        <text:list-item>
          <text:p text:style-name="P41"><text:span text:style-name="Strong_20_Emphasis">Outstanding Tax Reports</text:span>: Lists properties and businesses with overdue taxes, highlighting the total amount owed and the length of delinquency. </text:p>
        </text:list-item>
        <text:list-item>
          <text:p text:style-name="P40"><text:span text:style-name="Strong_20_Emphasis">Trend Analysis of Delinquencies</text:span>: Graphs the trend of overdue payments over time, identifying patterns or spikes in non-compliance. </text:p>
        </text:list-item>
      </text:list>
      <text:h text:style-name="Heading_20_3" text:outline-level="3">3. <text:span text:style-name="Strong_20_Emphasis">Collector Performance Reports</text:span></text:h>
      <text:list text:style-name="L21">
        <text:list-item>
          <text:p text:style-name="P43"><text:span text:style-name="Strong_20_Emphasis">Collector Activity Reports</text:span>: Evaluates individual collector performance by showing total amounts collected, number of visits made, and cases handled. </text:p>
        </text:list-item>
        <text:list-item>
          <text:p text:style-name="P42"><text:span text:style-name="Strong_20_Emphasis">Comparison of Collectors</text:span>: Bar graphs comparing the performance of different tax collectors to identify top performers and areas needing improvement. </text:p>
        </text:list-item>
      </text:list>
      <text:h text:style-name="Heading_20_3" text:outline-level="3">4. <text:span text:style-name="Strong_20_Emphasis">Revenue Source Analysis</text:span></text:h>
      <text:list text:style-name="L22">
        <text:list-item>
          <text:p text:style-name="P45"><text:span text:style-name="Strong_20_Emphasis">Revenue by Source</text:span>: Pie charts or bar graphs showing the proportion of total revenue collected from different sources (e.g., property tax vs. business tax). </text:p>
        </text:list-item>
        <text:list-item>
          <text:p text:style-name="P44"><text:span text:style-name="Strong_20_Emphasis">Growth of Revenue Sources</text:span>: Line graphs depicting the growth or decline of revenue from specific sources over time. </text:p>
        </text:list-item>
      </text:list>
      <text:h text:style-name="Heading_20_3" text:outline-level="3">5. <text:span text:style-name="Strong_20_Emphasis">Geographic Distribution Reports</text:span></text:h>
      <text:list text:style-name="L23">
        <text:list-item>
          <text:p text:style-name="P47"><text:span text:style-name="Strong_20_Emphasis">Heat Maps of Collection Areas</text:span>: Visualizes collection performance across different districts, highlighting areas with low compliance or high delinquency rates. </text:p>
        </text:list-item>
        <text:list-item>
          <text:p text:style-name="P46"><text:span text:style-name="Strong_20_Emphasis">Revenue Per District</text:span>: Bar graphs comparing total revenue collected in each district, making it easier to identify areas needing targeted outreach. </text:p>
        </text:list-item>
      </text:list>
      <text:h text:style-name="Heading_20_3" text:outline-level="3">6. <text:span text:style-name="Strong_20_Emphasis">Taxpayer Compliance Reports</text:span></text:h>
      <text:list text:style-name="L24">
        <text:list-item>
          <text:p text:style-name="P49"><text:span text:style-name="Strong_20_Emphasis">Compliance Rates by Type</text:span>: Displays compliance rates segmented by property type (residential vs. commercial) or business categories, helping pinpoint sectors with lower compliance. </text:p>
        </text:list-item>
        <text:list-item>
          <text:p text:style-name="P48"><text:soft-page-break/><text:span text:style-name="Strong_20_Emphasis">Demographic Analysis</text:span>: Graphs showing compliance rates across different demographic groups, which can inform targeted communication strategies. </text:p>
        </text:list-item>
      </text:list>
      <text:h text:style-name="Heading_20_3" text:outline-level="3">7. <text:span text:style-name="Strong_20_Emphasis">Audit and Integrity Reports</text:span></text:h>
      <text:list text:style-name="L25">
        <text:list-item>
          <text:p text:style-name="P51"><text:span text:style-name="Strong_20_Emphasis">Audit Findings Summary</text:span>: Summarizes results from audits of collectors and tax processes, identifying discrepancies and areas for improvement. </text:p>
        </text:list-item>
        <text:list-item>
          <text:p text:style-name="P50"><text:span text:style-name="Strong_20_Emphasis">Fraud Detection Statistics</text:span>: Reports on instances of fraud or malpractice among collectors, including the total amount of misappropriated funds. </text:p>
        </text:list-item>
      </text:list>
      <text:h text:style-name="Heading_20_3" text:outline-level="3">8. <text:span text:style-name="Strong_20_Emphasis">Cost-Benefit Analysis</text:span></text:h>
      <text:list text:style-name="L26">
        <text:list-item>
          <text:p text:style-name="P53"><text:span text:style-name="Strong_20_Emphasis">Cost of Collection vs. Revenue Generated</text:span>: Graphs comparing the costs incurred in tax collection against the revenue collected, helping assess the efficiency of collection efforts. </text:p>
        </text:list-item>
        <text:list-item>
          <text:p text:style-name="P52"><text:span text:style-name="Strong_20_Emphasis">Impact of Collector Efficiency</text:span>: Analyzes the relationship between collector activity levels and the revenue collected, identifying optimal strategies for efficiency. </text:p>
        </text:list-item>
      </text:list>
      <text:h text:style-name="Heading_20_3" text:outline-level="3">9. <text:span text:style-name="Strong_20_Emphasis">Feedback and Satisfaction Reports</text:span></text:h>
      <text:list text:style-name="L27">
        <text:list-item>
          <text:p text:style-name="P55"><text:span text:style-name="Strong_20_Emphasis">Taxpayer Satisfaction Surveys</text:span>: Analyzes survey results regarding taxpayer perceptions of the collection process, identifying areas for improvement. </text:p>
        </text:list-item>
        <text:list-item>
          <text:p text:style-name="P54"><text:span text:style-name="Strong_20_Emphasis">Engagement Metrics</text:span>: Reports on the level of taxpayer engagement, such as attendance at public meetings or responses to outreach efforts. </text:p>
        </text:list-item>
      </text:list>
      <text:h text:style-name="Heading_20_3" text:outline-level="3">10. <text:span text:style-name="Strong_20_Emphasis">Forecasting Reports</text:span></text:h>
      <text:list text:style-name="L28">
        <text:list-item>
          <text:p text:style-name="P57"><text:span text:style-name="Strong_20_Emphasis">Revenue Forecasts</text:span>: Predicts future revenue based on historical data and current collection trends, aiding in budget planning and resource allocation. </text:p>
        </text:list-item>
        <text:list-item>
          <text:p text:style-name="P56"><text:span text:style-name="Strong_20_Emphasis">Scenario Analysis Graphs</text:span>: Visualizes different scenarios based on potential changes in policy or economic conditions, helping management prepare for various outcomes. </text:p>
        </text:list-item>
      </text:list>
      <text:p text:style-name="Text_20_body">By generating these reports and graphs, district assemblies can gain valuable insights into their tax collection processes, identify weaknesses, and develop strategies to enhance compliance and revenue gener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0:04:39.544279862</meta:creation-date>
    <dc:date>2025-02-07T00:28:06.164262712</dc:date>
    <meta:editing-duration>PT23M27S</meta:editing-duration>
    <meta:editing-cycles>3</meta:editing-cycles>
    <meta:generator>LibreOffice/7.6.7.2$MacOSX_X86_64 LibreOffice_project/dd47e4b30cb7dab30588d6c79c651f218165e3c5</meta:generator>
    <meta:document-statistic meta:table-count="0" meta:image-count="0" meta:object-count="0" meta:page-count="5" meta:paragraph-count="94" meta:word-count="1447" meta:character-count="10432" meta:non-whitespace-character-count="9079"/>
  </office:meta>
</office:document-meta>
</file>